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8,000 words]</text:p>
      <text:h text:style-name="Heading_20_2" text:outline-level="2"><text:bookmark-start text:name="the-power-imbalance"/>The Power Imbalance<text:bookmark-end text:name="the-power-imbalance"/></text:h>
      <text:p text:style-name="First_20_paragraph">[Target X words]</text:p>
      <text:p text:style-name="Text_20_body">Explaining the current imbalance of power between individuals and those who hold our data as well as the barriers to individual power. Need to be careful to explain this in such a way that encompasses both commercial power (chapter 5) and state-citizen power (chapter 4).</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power.</text:p>
      <text:h text:style-name="Heading_20_2" text:outline-level="2"><text:bookmark-start text:name="the-research-question"/>The Research Question<text:bookmark-end text:name="the-research-question"/></text:h>
      <text:p text:style-name="First_20_paragraph">[Target X words]</text:p>
      <text:p text:style-name="Text_20_body">What data capabilities do people need in order to exert and maintain power in their everyday lives? (and subquestions)</text:p>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1">
        <text:list-item>
          <text:p text:style-name="P1">Connect people with data meaningfully.</text:p>
        </text:list-item>
        <text:list-item>
          <text:p text:style-name="P1">Understand their perspectives on their current and ideal relationship with that data and those that hold it.</text:p>
        </text:list-item>
        <text:list-item>
          <text:p text:style-name="P1">Design/prototype/co-design alternative interactions</text:p>
        </text:list-item>
        <text:list-item>
          <text:p text:style-name="P1">Research people’s perspectives 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0T12:31:44Z</meta:creation-date>
    <dc:date>2020-11-10T12:31:44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